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181in"/>
    </style:style>
    <style:style style:name="co3" style:family="table-column">
      <style:table-column-properties fo:break-before="auto" style:column-width="1.0327in"/>
    </style:style>
    <style:style style:name="co4" style:family="table-column">
      <style:table-column-properties fo:break-before="auto" style:column-width="1.1898in"/>
    </style:style>
    <style:style style:name="co5" style:family="table-column">
      <style:table-column-properties fo:break-before="auto" style:column-width="0.98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7.2846in" svg:height="4.8732in" svg:x="8.3563in" svg:y="0.2823in">
            <draw:object draw:notify-on-update-of-ranges="Sheet1.B2:Sheet1.B2 Sheet1.B3:Sheet1.B10 Sheet1.C3:Sheet1.C10 Sheet1.F3:Sheet1.F10 Sheet1.B3:Sheet1.B10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96in" svg:height="3.5453in" svg:x="0.5953in" svg:y="2.1122in">
            <draw:object draw:notify-on-update-of-ranges="Sheet1.B2:Sheet1.B2 Sheet1.B3:Sheet1.B10 Sheet1.D3:Sheet1.D10 Sheet1.G3:Sheet1.G10 Sheet1.B3:Sheet1.B10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6.2996in" svg:height="3.5449in" svg:x="0.6496in" svg:y="5.8457in">
            <draw:object draw:notify-on-update-of-ranges="Sheet1.B2:Sheet1.B2 Sheet1.B3:Sheet1.B10 Sheet1.E3:Sheet1.E10 Sheet1.H3:Sheet1.H10 Sheet1.B3:Sheet1.B10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Threads</text:p>
          </table:table-cell>
          <table:table-cell office:value-type="string" calcext:value-type="string">
            <text:p>time (P2)</text:p>
          </table:table-cell>
          <table:table-cell office:value-type="string" calcext:value-type="string">
            <text:p>speed up (P2)</text:p>
          </table:table-cell>
          <table:table-cell office:value-type="string" calcext:value-type="string">
            <text:p>Efficiency (P2)</text:p>
          </table:table-cell>
          <table:table-cell office:value-type="string" calcext:value-type="string">
            <text:p>time (P3)</text:p>
          </table:table-cell>
          <table:table-cell office:value-type="string" calcext:value-type="string">
            <text:p>speed up (P3)</text:p>
          </table:table-cell>
          <table:table-cell office:value-type="string" calcext:value-type="string">
            <text:p>Efficiency (P3)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64.369" calcext:value-type="float">
            <text:p>64.369</text:p>
          </table:table-cell>
          <table:table-cell table:formula="of:=[.C$3]/[.C3]" office:value-type="float" office:value="1" calcext:value-type="float">
            <text:p>1</text:p>
          </table:table-cell>
          <table:table-cell table:formula="of:=[.D3]/[.B3]" office:value-type="float" office:value="1" calcext:value-type="float">
            <text:p>1</text:p>
          </table:table-cell>
          <table:table-cell office:value-type="float" office:value="72.634" calcext:value-type="float">
            <text:p>72.634</text:p>
          </table:table-cell>
          <table:table-cell table:formula="of:=[.F$3]/[.F3]" office:value-type="float" office:value="1" calcext:value-type="float">
            <text:p>1</text:p>
          </table:table-cell>
          <table:table-cell table:formula="of:=[.B3]/[.G3]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43.61" calcext:value-type="float">
            <text:p>43.61</text:p>
          </table:table-cell>
          <table:table-cell table:formula="of:=[.C$3]/[.C4]" office:value-type="float" office:value="1.47601467553313" calcext:value-type="float">
            <text:p>1.4760146755</text:p>
          </table:table-cell>
          <table:table-cell table:formula="of:=[.D4]/[.B4]" office:value-type="float" office:value="0.738007337766567" calcext:value-type="float">
            <text:p>0.7380073378</text:p>
          </table:table-cell>
          <table:table-cell office:value-type="float" office:value="38.502" calcext:value-type="float">
            <text:p>38.502</text:p>
          </table:table-cell>
          <table:table-cell table:formula="of:=[.F$3]/[.F4]" office:value-type="float" office:value="1.88649940262843" calcext:value-type="float">
            <text:p>1.8864994026</text:p>
          </table:table-cell>
          <table:table-cell table:formula="of:=[.G4]/[.B4]" office:value-type="float" office:value="0.943249701314217" calcext:value-type="float">
            <text:p>0.9432497013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9.981" calcext:value-type="float">
            <text:p>29.981</text:p>
          </table:table-cell>
          <table:table-cell table:formula="of:=[.C$3]/[.C5]" office:value-type="float" office:value="2.14699309562723" calcext:value-type="float">
            <text:p>2.1469930956</text:p>
          </table:table-cell>
          <table:table-cell table:formula="of:=[.D5]/[.B5]" office:value-type="float" office:value="0.715664365209077" calcext:value-type="float">
            <text:p>0.7156643652</text:p>
          </table:table-cell>
          <table:table-cell office:value-type="float" office:value="45.541" calcext:value-type="float">
            <text:p>45.541</text:p>
          </table:table-cell>
          <table:table-cell table:formula="of:=[.F$3]/[.F5]" office:value-type="float" office:value="1.59491447267298" calcext:value-type="float">
            <text:p>1.5949144727</text:p>
          </table:table-cell>
          <table:table-cell table:formula="of:=[.G5]/[.B5]" office:value-type="float" office:value="0.531638157557659" calcext:value-type="float">
            <text:p>0.5316381576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22.129" calcext:value-type="float">
            <text:p>22.129</text:p>
          </table:table-cell>
          <table:table-cell table:formula="of:=[.C$3]/[.C6]" office:value-type="float" office:value="2.90880744724118" calcext:value-type="float">
            <text:p>2.9088074472</text:p>
          </table:table-cell>
          <table:table-cell table:formula="of:=[.D6]/[.B6]" office:value-type="float" office:value="0.727201861810294" calcext:value-type="float">
            <text:p>0.7272018618</text:p>
          </table:table-cell>
          <table:table-cell office:value-type="float" office:value="37.148" calcext:value-type="float">
            <text:p>37.148</text:p>
          </table:table-cell>
          <table:table-cell table:formula="of:=[.F$3]/[.F6]" office:value-type="float" office:value="1.95526004091741" calcext:value-type="float">
            <text:p>1.9552600409</text:p>
          </table:table-cell>
          <table:table-cell table:formula="of:=[.G6]/[.B6]" office:value-type="float" office:value="0.488815010229353" calcext:value-type="float">
            <text:p>0.4888150102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22.874" calcext:value-type="float">
            <text:p>22.874</text:p>
          </table:table-cell>
          <table:table-cell table:formula="of:=[.C$3]/[.C7]" office:value-type="float" office:value="2.81406837457375" calcext:value-type="float">
            <text:p>2.8140683746</text:p>
          </table:table-cell>
          <table:table-cell table:formula="of:=[.D7]/[.B7]" office:value-type="float" office:value="0.56281367491475" calcext:value-type="float">
            <text:p>0.5628136749</text:p>
          </table:table-cell>
          <table:table-cell office:value-type="float" office:value="37.527" calcext:value-type="float">
            <text:p>37.527</text:p>
          </table:table-cell>
          <table:table-cell table:formula="of:=[.F$3]/[.F7]" office:value-type="float" office:value="1.93551309723666" calcext:value-type="float">
            <text:p>1.9355130972</text:p>
          </table:table-cell>
          <table:table-cell table:formula="of:=[.G7]/[.B7]" office:value-type="float" office:value="0.387102619447331" calcext:value-type="float">
            <text:p>0.3871026194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22.41" calcext:value-type="float">
            <text:p>22.41</text:p>
          </table:table-cell>
          <table:table-cell table:formula="of:=[.C$3]/[.C8]" office:value-type="float" office:value="2.87233377956269" calcext:value-type="float">
            <text:p>2.8723337796</text:p>
          </table:table-cell>
          <table:table-cell table:formula="of:=[.D8]/[.B8]" office:value-type="float" office:value="0.478722296593783" calcext:value-type="float">
            <text:p>0.4787222966</text:p>
          </table:table-cell>
          <table:table-cell office:value-type="float" office:value="35.989" calcext:value-type="float">
            <text:p>35.989</text:p>
          </table:table-cell>
          <table:table-cell table:formula="of:=[.F$3]/[.F8]" office:value-type="float" office:value="2.01822779182528" calcext:value-type="float">
            <text:p>2.0182277918</text:p>
          </table:table-cell>
          <table:table-cell table:formula="of:=[.G8]/[.B8]" office:value-type="float" office:value="0.336371298637547" calcext:value-type="float">
            <text:p>0.3363712986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22.713" calcext:value-type="float">
            <text:p>22.713</text:p>
          </table:table-cell>
          <table:table-cell table:formula="of:=[.C$3]/[.C9]" office:value-type="float" office:value="2.83401576189847" calcext:value-type="float">
            <text:p>2.8340157619</text:p>
          </table:table-cell>
          <table:table-cell table:formula="of:=[.D9]/[.B9]" office:value-type="float" office:value="0.404859394556925" calcext:value-type="float">
            <text:p>0.4048593946</text:p>
          </table:table-cell>
          <table:table-cell office:value-type="float" office:value="36.053" calcext:value-type="float">
            <text:p>36.053</text:p>
          </table:table-cell>
          <table:table-cell table:formula="of:=[.F$3]/[.F9]" office:value-type="float" office:value="2.01464510581644" calcext:value-type="float">
            <text:p>2.0146451058</text:p>
          </table:table-cell>
          <table:table-cell table:formula="of:=[.G9]/[.B9]" office:value-type="float" office:value="0.287806443688062" calcext:value-type="float">
            <text:p>0.2878064437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22.257" calcext:value-type="float">
            <text:p>22.257</text:p>
          </table:table-cell>
          <table:table-cell table:formula="of:=[.C$3]/[.C10]" office:value-type="float" office:value="2.89207889652693" calcext:value-type="float">
            <text:p>2.8920788965</text:p>
          </table:table-cell>
          <table:table-cell table:formula="of:=[.D10]/[.B10]" office:value-type="float" office:value="0.361509862065867" calcext:value-type="float">
            <text:p>0.3615098621</text:p>
          </table:table-cell>
          <table:table-cell office:value-type="float" office:value="35.938" calcext:value-type="float">
            <text:p>35.938</text:p>
          </table:table-cell>
          <table:table-cell table:formula="of:=[.F$3]/[.F10]" office:value-type="float" office:value="2.02109188046079" calcext:value-type="float">
            <text:p>2.0210918805</text:p>
          </table:table-cell>
          <table:table-cell table:formula="of:=[.G10]/[.B10]" office:value-type="float" office:value="0.252636485057599" calcext:value-type="float">
            <text:p>0.252636485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5">00/00/0000</text:date>, <text:time style:data-style-name="N2" text:time-value="16:15:29.31002225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 </meta:initial-creator>
    <meta:creation-date>2014-11-12T20:01:35.111976431</meta:creation-date>
    <dc:date>2014-11-25T19:25:19.146986893</dc:date>
    <dc:creator>Alex </dc:creator>
    <meta:editing-duration>PT3H25M14S</meta:editing-duration>
    <meta:editing-cycles>9</meta:editing-cycles>
    <meta:generator>LibreOffice/4.2.7.2$Linux_X86_64 LibreOffice_project/420m0$Build-2</meta:generator>
    <meta:document-statistic meta:table-count="1" meta:cell-count="63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504cm" svg:height="12.379cm" xlink:href=".." xlink:type="simple" chart:class="chart:scatter" chart:style-name="ch1">
        <chart:title svg:x="7.608cm" svg:y="0.383cm" chart:style-name="ch2">
          <text:p>Time v. Threads</text:p>
        </chart:title>
        <chart:legend chart:legend-position="end" svg:x="16.499cm" svg:y="5.641cm" style:legend-expansion="high" chart:style-name="ch3"/>
        <chart:plot-area chart:style-name="ch4" table:cell-range-address="Sheet1.B2:Sheet1.B10 Sheet1.C3:Sheet1.C10 Sheet1.F3:Sheet1.F10" chart:data-source-has-labels="row" svg:x="1.381cm" svg:y="1.435cm" svg:width="14.748cm" svg:height="9.716cm">
          <chartooo:coordinate-region svg:x="2.002cm" svg:y="1.634cm" svg:width="14.033cm" svg:height="8.87cm"/>
          <chart:axis chart:dimension="x" chart:name="primary-x" chart:style-name="ch5">
            <chart:title svg:x="7.322cm" svg:y="11.398cm" chart:style-name="ch6">
              <text:p>Number of Threads</text:p>
            </chart:title>
          </chart:axis>
          <chart:axis chart:dimension="y" chart:name="primary-y" chart:style-name="ch5">
            <chart:title svg:x="0.451cm" svg:y="7.091cm" chart:style-name="ch7">
              <text:p>Time (sec)</text:p>
            </chart:title>
            <chart:grid chart:style-name="ch8" chart:class="major"/>
          </chart:axis>
          <chart:series chart:style-name="ch9" chart:values-cell-range-address="Sheet1.C3:Sheet1.C10" chart:label-cell-address="omp" chart:class="chart:scatter">
            <chart:domain table:cell-range-address="Sheet1.B3:Sheet1.B10"/>
            <chart:data-point chart:repeated="8"/>
          </chart:series>
          <chart:series chart:style-name="ch10" chart:values-cell-range-address="Sheet1.F3:Sheet1.F10" chart:label-cell-address="mpi" chart:class="chart:scatter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omp</text:p>
              </table:table-cell>
              <table:table-cell office:value-type="string">
                <text:p>mp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B3:Sheet1.B10</svg:desc>
                </draw:g>
              </table:table-cell>
              <table:table-cell office:value-type="float" office:value="64.369">
                <text:p>64.369</text:p>
                <draw:g>
                  <svg:desc>Sheet1.C3:Sheet1.C10</svg:desc>
                </draw:g>
              </table:table-cell>
              <table:table-cell office:value-type="float" office:value="72.634">
                <text:p>72.634</text:p>
                <draw:g>
                  <svg:desc>Sheet1.F3:Sheet1.F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3.61">
                <text:p>43.61</text:p>
              </table:table-cell>
              <table:table-cell office:value-type="float" office:value="38.502">
                <text:p>38.5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9.981">
                <text:p>29.981</text:p>
              </table:table-cell>
              <table:table-cell office:value-type="float" office:value="45.541">
                <text:p>45.54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2.129">
                <text:p>22.129</text:p>
              </table:table-cell>
              <table:table-cell office:value-type="float" office:value="37.148">
                <text:p>37.14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22.874">
                <text:p>22.874</text:p>
              </table:table-cell>
              <table:table-cell office:value-type="float" office:value="37.527">
                <text:p>37.52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22.41">
                <text:p>22.41</text:p>
              </table:table-cell>
              <table:table-cell office:value-type="float" office:value="35.989">
                <text:p>35.98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2.713">
                <text:p>22.713</text:p>
              </table:table-cell>
              <table:table-cell office:value-type="float" office:value="36.053">
                <text:p>36.05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22.257">
                <text:p>22.257</text:p>
              </table:table-cell>
              <table:table-cell office:value-type="float" office:value="35.938">
                <text:p>35.93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2cm" svg:height="9.006cm" xlink:href=".." xlink:type="simple" chart:class="chart:scatter" chart:style-name="ch1">
        <chart:title svg:x="6.952cm" svg:y="0.316cm" chart:style-name="ch2">
          <text:p>Speed Up</text:p>
        </chart:title>
        <chart:legend chart:legend-position="end" svg:x="13.997cm" svg:y="3.955cm" style:legend-expansion="high" chart:style-name="ch3"/>
        <chart:plot-area chart:style-name="ch4" table:cell-range-address="Sheet1.B2:Sheet1.B10 Sheet1.D3:Sheet1.D10 Sheet1.G3:Sheet1.G10" chart:data-source-has-labels="row" svg:x="1.331cm" svg:y="1.301cm" svg:width="12.346cm" svg:height="6.544cm">
          <chartooo:coordinate-region svg:x="2.058cm" svg:y="1.501cm" svg:width="11.525cm" svg:height="5.697cm"/>
          <chart:axis chart:dimension="x" chart:name="primary-x" chart:style-name="ch5">
            <chart:title svg:x="6.071cm" svg:y="8.025cm" chart:style-name="ch6">
              <text:p>Number of Threads</text:p>
            </chart:title>
          </chart:axis>
          <chart:axis chart:dimension="y" chart:name="primary-y" chart:style-name="ch5">
            <chart:title svg:x="0.451cm" svg:y="5.358cm" chart:style-name="ch7">
              <text:p>Speed Up</text:p>
            </chart:title>
            <chart:grid chart:style-name="ch8" chart:class="major"/>
          </chart:axis>
          <chart:series chart:style-name="ch9" chart:values-cell-range-address="Sheet1.D3:Sheet1.D10" chart:label-cell-address="omp" chart:class="chart:scatter">
            <chart:domain table:cell-range-address="Sheet1.B3:Sheet1.B10"/>
            <chart:data-point chart:repeated="8"/>
          </chart:series>
          <chart:series chart:style-name="ch10" chart:values-cell-range-address="Sheet1.G3:Sheet1.G10" chart:label-cell-address="mpi" chart:class="chart:scatter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omp</text:p>
              </table:table-cell>
              <table:table-cell office:value-type="string">
                <text:p>mp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B3:Sheet1.B10</svg:desc>
                </draw:g>
              </table:table-cell>
              <table:table-cell office:value-type="float" office:value="1">
                <text:p>1</text:p>
                <draw:g>
                  <svg:desc>Sheet1.D3:Sheet1.D10</svg:desc>
                </draw:g>
              </table:table-cell>
              <table:table-cell office:value-type="float" office:value="1">
                <text:p>1</text:p>
                <draw:g>
                  <svg:desc>Sheet1.G3:Sheet1.G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47601467553313">
                <text:p>1.47601467553313</text:p>
              </table:table-cell>
              <table:table-cell office:value-type="float" office:value="1.88649940262843">
                <text:p>1.8864994026284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.14699309562723">
                <text:p>2.14699309562723</text:p>
              </table:table-cell>
              <table:table-cell office:value-type="float" office:value="1.59491447267298">
                <text:p>1.5949144726729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.90880744724118">
                <text:p>2.90880744724118</text:p>
              </table:table-cell>
              <table:table-cell office:value-type="float" office:value="1.95526004091741">
                <text:p>1.9552600409174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2.81406837457375">
                <text:p>2.81406837457375</text:p>
              </table:table-cell>
              <table:table-cell office:value-type="float" office:value="1.93551309723666">
                <text:p>1.9355130972366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2.87233377956269">
                <text:p>2.87233377956269</text:p>
              </table:table-cell>
              <table:table-cell office:value-type="float" office:value="2.01822779182528">
                <text:p>2.0182277918252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.83401576189847">
                <text:p>2.83401576189847</text:p>
              </table:table-cell>
              <table:table-cell office:value-type="float" office:value="2.01464510581644">
                <text:p>2.0146451058164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2.89207889652693">
                <text:p>2.89207889652693</text:p>
              </table:table-cell>
              <table:table-cell office:value-type="float" office:value="2.02109188046079">
                <text:p>2.0210918804607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2cm" svg:height="9.005cm" xlink:href=".." xlink:type="simple" chart:class="chart:scatter" chart:style-name="ch1">
        <chart:title svg:x="5.867cm" svg:y="0.316cm" chart:style-name="ch2">
          <text:p>Efficiency v. Threads</text:p>
        </chart:title>
        <chart:legend chart:legend-position="end" svg:x="13.997cm" svg:y="3.954cm" style:legend-expansion="high" chart:style-name="ch3"/>
        <chart:plot-area chart:style-name="ch4" table:cell-range-address="Sheet1.B2:Sheet1.B10 Sheet1.E3:Sheet1.E10 Sheet1.H3:Sheet1.H10" chart:data-source-has-labels="row" svg:x="1.331cm" svg:y="1.301cm" svg:width="12.346cm" svg:height="6.543cm">
          <chartooo:coordinate-region svg:x="2.058cm" svg:y="1.501cm" svg:width="11.525cm" svg:height="5.696cm"/>
          <chart:axis chart:dimension="x" chart:name="primary-x" chart:style-name="ch5">
            <chart:title svg:x="6.071cm" svg:y="8.024cm" chart:style-name="ch6">
              <text:p>Number of Threads</text:p>
            </chart:title>
          </chart:axis>
          <chart:axis chart:dimension="y" chart:name="primary-y" chart:style-name="ch5">
            <chart:title svg:x="0.451cm" svg:y="5.304cm" chart:style-name="ch7">
              <text:p>Efficiency</text:p>
            </chart:title>
            <chart:grid chart:style-name="ch8" chart:class="major"/>
          </chart:axis>
          <chart:series chart:style-name="ch9" chart:values-cell-range-address="Sheet1.E3:Sheet1.E10" chart:label-cell-address="omp" chart:class="chart:scatter">
            <chart:domain table:cell-range-address="Sheet1.B3:Sheet1.B10"/>
            <chart:data-point chart:repeated="8"/>
          </chart:series>
          <chart:series chart:style-name="ch10" chart:values-cell-range-address="Sheet1.H3:Sheet1.H10" chart:label-cell-address="mpi" chart:class="chart:scatter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omp</text:p>
              </table:table-cell>
              <table:table-cell office:value-type="string">
                <text:p>mp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B3:Sheet1.B10</svg:desc>
                </draw:g>
              </table:table-cell>
              <table:table-cell office:value-type="float" office:value="1">
                <text:p>1</text:p>
                <draw:g>
                  <svg:desc>Sheet1.E3:Sheet1.E10</svg:desc>
                </draw:g>
              </table:table-cell>
              <table:table-cell office:value-type="float" office:value="1">
                <text:p>1</text:p>
                <draw:g>
                  <svg:desc>Sheet1.H3:Sheet1.H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738007337766567">
                <text:p>0.738007337766567</text:p>
              </table:table-cell>
              <table:table-cell office:value-type="float" office:value="0.943249701314217">
                <text:p>0.94324970131421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715664365209077">
                <text:p>0.715664365209077</text:p>
              </table:table-cell>
              <table:table-cell office:value-type="float" office:value="0.531638157557659">
                <text:p>0.53163815755765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727201861810294">
                <text:p>0.727201861810294</text:p>
              </table:table-cell>
              <table:table-cell office:value-type="float" office:value="0.488815010229353">
                <text:p>0.48881501022935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56281367491475">
                <text:p>0.56281367491475</text:p>
              </table:table-cell>
              <table:table-cell office:value-type="float" office:value="0.387102619447331">
                <text:p>0.38710261944733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478722296593783">
                <text:p>0.478722296593783</text:p>
              </table:table-cell>
              <table:table-cell office:value-type="float" office:value="0.336371298637547">
                <text:p>0.33637129863754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404859394556925">
                <text:p>0.404859394556925</text:p>
              </table:table-cell>
              <table:table-cell office:value-type="float" office:value="0.287806443688062">
                <text:p>0.28780644368806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361509862065867">
                <text:p>0.361509862065867</text:p>
              </table:table-cell>
              <table:table-cell office:value-type="float" office:value="0.252636485057599">
                <text:p>0.25263648505759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